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times new roman" fo:font-size="7.80000019073486pt"/>
    </style:style>
    <style:style style:name="T4" style:family="text">
      <style:text-properties style:font-name="times new roman" fo:font-size="7.80000019073486pt" fo:font-style="italic"/>
    </style:style>
    <style:style style:name="T5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xt Round</text:p>
      <text:section text:style-name="Sect1" text:name="pageContent">
        <text:p text:style-name="P4">time limit per test</text:p>
        <text:p text:style-name="P5">3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"Contestant who earns a score equal to or greater than the <text:span text:style-name="T2">k</text:span>-th place finisher's score will advance to the next round, as long as the contestant earns a positive score..." — an excerpt from contest rules.</text:p>
        <text:p text:style-name="P6">A total of <text:span text:style-name="T2">n</text:span> participants took part in the contest (<text:span text:style-name="T2">n</text:span><text:span text:style-name="T1"> ≥ </text:span><text:span text:style-name="T2">k</text:span>), and you already know their scores. Calculate how many participants will advance to the next round.</text:p>
        <text:p text:style-name="P8">Input</text:p>
        <text:p text:style-name="P6">The first line of the input contains two integers <text:span text:style-name="T2">n</text:span> and <text:span text:style-name="T2">k</text:span> (<text:span text:style-name="T1">1 ≤ </text:span><text:span text:style-name="T2">k</text:span><text:span text:style-name="T1"> ≤ </text:span><text:span text:style-name="T2">n</text:span><text:span text:style-name="T1"> ≤ 50</text:span>) separated by a single space.</text:p>
        <text:p text:style-name="P6">The second line contains <text:span text:style-name="T2">n</text:span> space-separated integers <text:span text:style-name="T2">a</text:span><text:span text:style-name="T3">1</text:span><text:span text:style-name="T1">, </text:span><text:span text:style-name="T2">a</text:span><text:span text:style-name="T3">2</text:span><text:span text:style-name="T1">, ..., </text:span><text:span text:style-name="T2">a</text:span><text:span text:style-name="T4">n</text:span> (<text:span text:style-name="T1">0 ≤ </text:span><text:span text:style-name="T2">a</text:span><text:span text:style-name="T4">i</text:span><text:span text:style-name="T1"> ≤ 100</text:span>), where <text:span text:style-name="T2">a</text:span><text:span text:style-name="T4">i</text:span> is the score earned by the participant who got the <text:span text:style-name="T2">i</text:span>-th place. The given sequence is non-increasing (that is, for all <text:span text:style-name="T2">i</text:span> from <text:span text:style-name="T1">1</text:span> to <text:span text:style-name="T2">n</text:span><text:span text:style-name="T1"> - 1</text:span> the following condition is fulfilled: <text:span text:style-name="T2">a</text:span><text:span text:style-name="T4">i</text:span><text:span text:style-name="T1"> ≥ </text:span><text:span text:style-name="T2">a</text:span><text:span text:style-name="T4">i</text:span><text:span text:style-name="T3"> + 1</text:span>).</text:p>
        <text:p text:style-name="P8">Output</text:p>
        <text:p text:style-name="P6">Output the number of participants who advance to the next round.</text:p>
        <text:p text:style-name="P7">Examples</text:p>
        <text:p text:style-name="P9">input</text:p>
        <text:section text:style-name="Sect1" text:name="id0000550685776426052">
          <text:p text:style-name="P10">Copy</text:p>
        </text:section>
        <text:p text:style-name="P1"><text:bookmark text:name="id001559385563672917"/>8 5</text:p>
        <text:p text:style-name="P2">10 9 8 7 7 7 5 5</text:p>
        <text:p text:style-name="P9">output</text:p>
        <text:section text:style-name="Sect1" text:name="id009186714588556999">
          <text:p text:style-name="P10">Copy</text:p>
        </text:section>
        <text:p text:style-name="P1"><text:bookmark text:name="id003339866935335094"/>6</text:p>
        <text:p text:style-name="P9">input</text:p>
        <text:section text:style-name="Sect1" text:name="id0081009208978105">
          <text:p text:style-name="P10">Copy</text:p>
        </text:section>
        <text:p text:style-name="P1"><text:bookmark text:name="id008452440979010463"/>4 2</text:p>
        <text:p text:style-name="P2">0 0 0 0</text:p>
        <text:p text:style-name="P9">output</text:p>
        <text:section text:style-name="Sect1" text:name="id009209639283109845">
          <text:p text:style-name="P10">Copy</text:p>
        </text:section>
        <text:p text:style-name="P1"><text:bookmark text:name="id0026886216730046986"/>0</text:p>
        <text:p text:style-name="P8">Note</text:p>
        <text:p text:style-name="P6">In the first example the participant on the 5th place earned 7 points. As the participant on the 6th place also earned 7 points, there are 6 advancers.</text:p>
        <text:p text:style-name="P6">In the second example nobody got a positive score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7T02:35:07.273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5" meta:word-count="242" meta:character-count="1215" meta:non-whitespace-character-count="1005"/>
  </office:meta>
</office:document-meta>
</file>